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15pt" fo:font-weight="bold" officeooo:rsid="0010747a" officeooo:paragraph-rsid="0010747a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fo:font-size="12pt" fo:font-weight="normal" officeooo:rsid="0010747a" officeooo:paragraph-rsid="0010747a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00" fo:font-size="12pt" fo:font-weight="normal" officeooo:rsid="0012c28b" officeooo:paragraph-rsid="0012c28b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00" fo:font-size="12pt" fo:font-weight="normal" officeooo:rsid="00131e68" officeooo:paragraph-rsid="00131e68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color="#000000" fo:font-size="12pt" fo:font-weight="normal" officeooo:rsid="0013497d" officeooo:paragraph-rsid="0013497d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color="#000000" fo:font-size="12pt" style:text-underline-style="none" fo:font-weight="normal" officeooo:rsid="0013497d" officeooo:paragraph-rsid="001a6753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color="#000000" fo:font-size="12pt" style:text-underline-style="none" fo:font-weight="normal" officeooo:rsid="001dc77a" officeooo:paragraph-rsid="001dc77a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color="#000000" fo:font-size="12pt" style:text-underline-style="none" fo:font-weight="normal" officeooo:rsid="001fcef6" officeooo:paragraph-rsid="001fcef6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color="#000000" fo:font-size="12pt" style:text-underline-style="none" fo:font-weight="normal" officeooo:rsid="00227e1c" officeooo:paragraph-rsid="00227e1c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color="#000000" fo:font-size="12pt" style:text-underline-style="none" fo:font-weight="normal" officeooo:rsid="00227e1c" officeooo:paragraph-rsid="002cbda0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color="#000000" fo:font-size="12pt" style:text-underline-style="none" fo:font-weight="normal" officeooo:rsid="00227e1c" officeooo:paragraph-rsid="00347620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color="#000000" fo:font-size="12pt" style:text-underline-style="none" fo:font-weight="normal" officeooo:rsid="003e260c" officeooo:paragraph-rsid="003e260c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color="#000000" fo:font-size="12pt" style:text-underline-style="none" fo:font-weight="normal" officeooo:rsid="00433fc2" officeooo:paragraph-rsid="00433fc2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color="#000000" fo:font-size="12pt" style:text-underline-style="none" fo:font-weight="normal" officeooo:rsid="0046c332" officeooo:paragraph-rsid="0046c332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5f5f" style:font-weight-asian="bold" style:font-weight-complex="bold"/>
    </style:style>
    <style:style style:name="T3" style:family="text">
      <style:text-properties officeooo:rsid="00145f5f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45f5f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229454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145f5f"/>
    </style:style>
    <style:style style:name="T8" style:family="text">
      <style:text-properties officeooo:rsid="001fcef6"/>
    </style:style>
    <style:style style:name="T9" style:family="text">
      <style:text-properties officeooo:rsid="00229454"/>
    </style:style>
    <style:style style:name="T10" style:family="text">
      <style:text-properties officeooo:rsid="00347620"/>
    </style:style>
    <style:style style:name="T11" style:family="text">
      <style:text-properties officeooo:rsid="0041e7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ZIONE SCHEMA RELAZIONALE</text:p>
      <text:p text:style-name="P1"/>
      <text:p text:style-name="P2">Lo schema relazionale del database rispecchia lo schema ER presente nel documento di analisi dello schema ER. Lo schema relazionale è costituito dalle seguenti tabelle:</text:p>
      <text:p text:style-name="P2"/>
      <text:list xml:id="list1218968424" text:style-name="L1">
        <text:list-item>
          <text:p text:style-name="P3">administrator (<text:span text:style-name="T1">uid</text:span>, password)</text:p>
          <text:list>
            <text:list-item>
              <text:p text:style-name="P3">uid → primary key</text:p>
            </text:list-item>
          </text:list>
        </text:list-item>
        <text:list-item>
          <text:p text:style-name="P3">users (<text:span text:style-name="T1">email, username</text:span>, name, surname, password, is_confirmed, code)</text:p>
          <text:list>
            <text:list-item>
              <text:p text:style-name="P3">email, username → primary key e unique</text:p>
            </text:list-item>
            <text:list-item>
              <text:p text:style-name="P3">is_confirmed → valore di default settato a <text:span text:style-name="T1">false</text:span></text:p>
            </text:list-item>
          </text:list>
        </text:list-item>
        <text:list-item>
          <text:p text:style-name="P3">game (<text:span text:style-name="T1">id</text:span>, name, max_players, status)</text:p>
          <text:list>
            <text:list-item>
              <text:p text:style-name="P3">id → primary key</text:p>
            </text:list-item>
            <text:list-item>
              <text:p text:style-name="P3">max_players → vincolo associato per verificare che il valore sia &gt;= 2 e &lt; 7</text:p>
            </text:list-item>
            <text:list-item>
              <text:p text:style-name="P4">status → vincolo associato per verificare che il valore sia “open” oppure “playing” oppure “closed”</text:p>
            </text:list-item>
          </text:list>
        </text:list-item>
        <text:list-item>
          <text:p text:style-name="P5">enter (<text:span text:style-name="T5">id_game</text:span><text:span text:style-name="T7">, </text:span><text:span text:style-name="T5">email_user</text:span><text:span text:style-name="T7">, </text:span><text:span text:style-name="T5">username_user</text:span><text:span text:style-name="T3">, </text:span><text:span text:style-name="T2">session_number</text:span><text:span text:style-name="T3">, characters</text:span>)</text:p>
          <text:list>
            <text:list-item>
              <text:p text:style-name="P6"><text:span text:style-name="T3">id_game, email_user, username_user, session_number → primary key</text:span></text:p>
            </text:list-item>
            <text:list-item>
              <text:p text:style-name="P6"><text:span text:style-name="T3">email_user, username_use → foreign key. Nel momento in cui una operazione dovesse invalidare la chiave esterna, il DBSM blocca l’operazione (on delete no action)</text:span></text:p>
            </text:list-item>
            <text:list-item>
              <text:p text:style-name="P8">id_game → foreign key. Nel momento in cui <text:s/><text:span text:style-name="T3">una operazione dovesse invalidare la chiave esterna, il DBSM </text:span>apporta il cambamento/eliminazione a cascata <text:span text:style-name="T10">(on delete cascade)</text:span></text:p>
            </text:list-item>
            <text:list-item>
              <text:p text:style-name="P7">session_number → valore di default <text:span text:style-name="T1">1</text:span>. <text:span text:style-name="T8">Inoltre c’è un vincolo che garantisce che questo valore sia &gt; 0</text:span></text:p>
            </text:list-item>
          </text:list>
        </text:list-item>
        <text:list-item>
          <text:p text:style-name="P9">discover (<text:span text:style-name="T1">word, </text:span><text:span text:style-name="T4">id_game, email_user, </text:span><text:span text:style-name="T6">username_user, session_number_enter</text:span><text:span text:style-name="T9">, n_requests, score, is_valid, reason</text:span>)</text:p>
          <text:list>
            <text:list-item>
              <text:p text:style-name="P10">word, id_game, email_user, <text:span text:style-name="T9">username_user, session_number_enter → primary key</text:span></text:p>
            </text:list-item>
            <text:list-item>
              <text:p text:style-name="P11">id_game, email_user, <text:span text:style-name="T9">username_user, session_number_enter → foreign key. Nel momento in cui <text:s/>una operazione dovesse invalidare la chiave esterna, il DBSM apporta il cambamento/eliminazione a cascata (on delete cascade)</text:span></text:p>
            </text:list-item>
            <text:list-item>
              <text:p text:style-name="P12">n_requests → valore di default <text:span text:style-name="T1">0</text:span>. <text:span text:style-name="T11">Inoltre c’è un vincolo che garantisce che questo valore sia &gt;= 0</text:span></text:p>
            </text:list-item>
            <text:list-item>
              <text:p text:style-name="P13">score → C<text:span text:style-name="T11">’è un vincolo che garantisce che questo valore sia &gt;= 0</text:span></text:p>
            </text:list-item>
            <text:list-item>
              <text:p text:style-name="P14">reason → Valore di default stringa vuota “”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15:28:04.287950670</meta:creation-date>
    <dc:date>2020-12-02T15:49:12.815106135</dc:date>
    <meta:editing-duration>PT20M57S</meta:editing-duration>
    <meta:editing-cycles>30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282" meta:character-count="1819" meta:non-whitespace-character-count="1577"/>
  </office:meta>
</office:document-meta>
</file>